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40000030011E96ABAA4864759.png" manifest:media-type="image/png"/>
  <manifest:file-entry manifest:full-path="Pictures/10000000000003550000032178A2C9E2C43B8595.png" manifest:media-type="image/png"/>
  <manifest:file-entry manifest:full-path="Pictures/10000000000002BA00000231D10B325D80828B41.png" manifest:media-type="image/png"/>
  <manifest:file-entry manifest:full-path="Pictures/100000000000018B000001C07412E29DD7045538.png" manifest:media-type="image/png"/>
  <manifest:file-entry manifest:full-path="Pictures/100000000000036D0000033B70E01D5E251B443E.png" manifest:media-type="image/png"/>
  <manifest:file-entry manifest:full-path="Pictures/10000000000001D50000027D5705398E6E3B1EC7.png" manifest:media-type="image/png"/>
  <manifest:file-entry manifest:full-path="Pictures/10000000000003410000029A4BE16085BD1CD3C8.png" manifest:media-type="image/png"/>
  <manifest:file-entry manifest:full-path="Pictures/10000000000002090000015E63AB3DA7329284A6.png" manifest:media-type="image/png"/>
  <manifest:file-entry manifest:full-path="Pictures/10000000000003F60000033447963C26DDC41578.png" manifest:media-type="image/png"/>
  <manifest:file-entry manifest:full-path="Pictures/10000000000003E8000001C4E7EADF56DC992D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3.799cm, 1.938cm, 3.795cm, 2.237cm)" draw:image-opacity="100%" style:mirror="none"/>
    </style:style>
    <style:style style:name="gr65" style:family="graphic" style:parent-style-name="standard">
      <style:graphic-properties svg:stroke-color="#ff0000" draw:fill-color="#3faf46" draw:textarea-horizontal-align="justify" draw:textarea-vertical-align="middle" draw:auto-grow-height="false" fo:min-height="0cm" fo:min-width="4.506cm"/>
    </style:style>
    <style:style style:name="gr6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ctwithoutfill">
      <style:graphic-properties draw:stroke="solid" svg:stroke-width="0.106cm" svg:stroke-color="#50938a" draw:marker-start-width="0.359cm" draw:marker-end="Стили_20_стрелок_20_1" draw:marker-end-width="0.459cm" draw:fill="none" draw:textarea-vertical-align="middle" fo:padding-top="0.178cm" fo:padding-bottom="0.178cm" fo:padding-left="0.303cm" fo:padding-right="0.303cm"/>
    </style:style>
    <style:style style:name="gr69" style:family="graphic" style:parent-style-name="objectwithoutfill">
      <style:graphic-properties draw:stroke="solid" svg:stroke-width="0.106cm" svg:stroke-color="#a1467e" draw:marker-start-width="0.359cm" draw:marker-end="Стили_20_стрелок_20_1" draw:marker-end-width="0.459cm" draw:fill="none" draw:textarea-vertical-align="middle" fo:padding-top="0.178cm" fo:padding-bottom="0.178cm" fo:padding-left="0.303cm" fo:padding-right="0.303cm"/>
    </style:style>
    <style:style style:name="gr70" style:family="graphic" style:parent-style-name="objectwithoutfill">
      <style:graphic-properties draw:stroke="solid" svg:stroke-width="0.106cm" svg:stroke-color="#ff0000" draw:marker-start-width="0.359cm" draw:marker-end="Стили_20_стрелок_20_1" draw:marker-end-width="0.459cm" draw:fill="none" draw:textarea-vertical-align="middle" fo:padding-top="0.178cm" fo:padding-bottom="0.178cm" fo:padding-left="0.303cm" fo:padding-right="0.303cm"/>
    </style:style>
    <style:style style:name="gr71" style:family="graphic" style:parent-style-name="standard">
      <style:graphic-properties svg:stroke-width="0.053cm" svg:stroke-color="#00a933" draw:marker-start-width="0.279cm" draw:marker-end-width="0.279cm" draw:fill-color="#ffde59" draw:opacity="0%" draw:opacity-name="" draw:textarea-horizontal-align="justify" draw:textarea-vertical-align="middle" draw:auto-grow-height="false" fo:min-height="0.698cm" fo:min-width="1.198cm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00a933" draw:marker-start-width="0.279cm" draw:marker-end-width="0.279cm" draw:fill-color="#ffde59" draw:opacity="0%" draw:opacity-name="" draw:textarea-horizontal-align="justify" draw:textarea-vertical-align="middle" draw:auto-grow-height="false" fo:min-height="0.948cm" fo:min-width="3.948cm" fo:padding-top="0.151cm" fo:padding-bottom="0.151cm" fo:padding-left="0.276cm" fo:padding-right="0.276cm"/>
    </style:style>
    <style:style style:name="gr73" style:family="graphic" style:parent-style-name="standard">
      <style:graphic-properties svg:stroke-width="0.053cm" svg:stroke-color="#00a933" draw:marker-start-width="0.279cm" draw:marker-end-width="0.279cm" draw:fill-color="#ffde59" draw:opacity="0%" draw:opacity-name="" draw:textarea-horizontal-align="justify" draw:textarea-vertical-align="middle" draw:auto-grow-height="false" fo:min-height="0cm" fo:min-width="2.198cm" fo:padding-top="0.151cm" fo:padding-bottom="0.151cm" fo:padding-left="0.276cm" fo:padding-right="0.276cm"/>
    </style:style>
    <style:style style:name="gr7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419cm, 0.437cm, 0.147cm, 0.142cm)" draw:image-opacity="100%" style:mirror="none"/>
    </style:style>
    <style:style style:name="gr75" style:family="graphic" style:parent-style-name="standard">
      <style:graphic-properties svg:stroke-width="0.106cm" svg:stroke-color="#069a2e" draw:marker-start-width="0.359cm" draw:marker-end-width="0.359cm" draw:opacity="0%" draw:textarea-horizontal-align="justify" draw:textarea-vertical-align="middle" draw:auto-grow-height="false" fo:min-height="1.5cm" fo:min-width="3.25cm" fo:padding-top="0.178cm" fo:padding-bottom="0.178cm" fo:padding-left="0.303cm" fo:padding-right="0.303cm"/>
    </style:style>
    <style:style style:name="gr7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604cm, 1.387cm, 0.208cm, 0.139cm)" draw:image-opacity="100%" style:mirror="none"/>
      <style:paragraph-properties style:writing-mode="lr-tb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3faf46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de59" draw:opacity="0%"/>
      <style:paragraph-properties fo:text-align="center"/>
    </style:style>
    <style:style style:name="P14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1" draw:text-style-name="P1" draw:layer="layout" svg:width="0.963cm" svg:height="0.609cm" svg:x="7.036cm" svg:y="8.649cm" svg:viewBox="0 0 964 610" svg:d="M0 610c242 0 964-203 964-356 0-152-22-254-264-254 0 153-704 153-700 610z">
              <text:p/>
            </draw:path>
            <draw:g>
              <draw:polygon draw:style-name="gr2" draw:text-style-name="P2" draw:layer="layout" svg:width="0.439cm" svg:height="0.508cm" svg:x="6.68cm" svg:y="8.751cm" svg:viewBox="0 0 440 509" draw:points="0,305 88,0 440,203 352,509">
                <text:p/>
              </draw:polygon>
              <draw:polygon draw:style-name="gr3" draw:text-style-name="P3" draw:layer="layout" svg:width="0.967cm" svg:height="0.558cm" svg:x="6.768cm" svg:y="8.395cm" svg:viewBox="0 0 968 559" draw:points="0,356 176,203 440,51 616,0 968,203 792,254 528,407 352,559">
                <text:p/>
              </draw:polygon>
              <draw:path draw:style-name="gr4" draw:text-style-name="P4" draw:layer="layout" svg:width="0.791cm" svg:height="0.66cm" svg:x="7.032cm" svg:y="8.598cm" svg:viewBox="0 0 792 661" svg:d="M792 203c0-305-176-203-352-101-176 101-352 101-440 559 0 0 352-203 792-458z">
                <text:p/>
              </draw:path>
              <draw:path draw:style-name="gr5" draw:text-style-name="P5" draw:layer="layout" svg:width="1.143cm" svg:height="0.864cm" svg:x="6.68cm" svg:y="8.395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6" draw:text-style-name="P1" draw:layer="layout" svg:width="1.583cm" svg:height="1.22cm" svg:x="6.24cm" svg:y="6.208cm" svg:viewBox="0 0 1584 1221" svg:d="M6 1221c241 0 1578-51 1578-509s-460-712-701-712c0 153-965 102-877 1221z">
              <text:p/>
            </draw:path>
            <draw:g>
              <draw:polygon draw:style-name="gr7" draw:text-style-name="P2" draw:layer="layout" svg:width="0.879cm" svg:height="0.711cm" svg:x="5.36cm" svg:y="6.717cm" svg:viewBox="0 0 880 712" draw:points="0,203 0,0 880,509 880,712">
                <text:p/>
              </draw:polygon>
              <draw:polygon draw:style-name="gr8" draw:text-style-name="P2" draw:layer="layout" svg:width="0.879cm" svg:height="0.864cm" svg:x="6.064cm" svg:y="5.954cm" svg:viewBox="0 0 880 865" draw:points="0,356 0,0 880,509 880,865">
                <text:p/>
              </draw:polygon>
              <draw:polygon draw:style-name="gr9" draw:text-style-name="P3" draw:layer="layout" svg:width="1.583cm" svg:height="0.914cm" svg:x="5.36cm" svg:y="6.31cm" svg:viewBox="0 0 1584 915" draw:points="0,407 704,0 1584,509 880,915">
                <text:p/>
              </draw:polygon>
              <draw:polygon draw:style-name="gr10" draw:text-style-name="P4" draw:layer="layout" svg:width="0.879cm" svg:height="0.864cm" svg:x="6.24cm" svg:y="6.564cm" svg:viewBox="0 0 880 865" draw:points="0,865 0,661 704,254 704,0 880,102 880,356">
                <text:p/>
              </draw:polygon>
              <draw:polygon draw:style-name="gr11" draw:text-style-name="P2" draw:layer="layout" svg:width="2.814cm" svg:height="3.864cm" svg:x="4.393cm" svg:y="2.852cm" svg:viewBox="0 0 2815 3865" draw:points="0,2238 0,0 2815,1627 2815,3865">
                <text:p/>
              </draw:polygon>
              <draw:polygon draw:style-name="gr12" draw:text-style-name="P6" draw:layer="layout" svg:width="2.638cm" svg:height="3.559cm" svg:x="4.481cm" svg:y="3.004cm" svg:viewBox="0 0 2639 3560" draw:points="0,2034 0,0 2639,1526 2639,3560">
                <text:p/>
              </draw:polygon>
              <draw:polygon draw:style-name="gr13" draw:text-style-name="P3" draw:layer="layout" svg:width="2.99cm" svg:height="1.728cm" svg:x="4.393cm" svg:y="2.75cm" svg:viewBox="0 0 2991 1729" draw:points="2815,1729 0,102 176,0 2991,1627">
                <text:p/>
              </draw:polygon>
              <draw:polygon draw:style-name="gr14" draw:text-style-name="P4" draw:layer="layout" svg:width="0.175cm" svg:height="2.338cm" svg:x="7.208cm" svg:y="4.377cm" svg:viewBox="0 0 176 2339" draw:points="0,2339 0,102 176,0 176,2238">
                <text:p/>
              </draw:polygon>
              <draw:polygon draw:style-name="gr15" draw:text-style-name="P5" draw:layer="layout" svg:width="2.99cm" svg:height="4.678cm" svg:x="4.393cm" svg:y="2.75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16" draw:text-style-name="P1" draw:layer="layout" svg:width="1.145cm" svg:height="0.609cm" svg:x="5.886cm" svg:y="8.09cm" svg:viewBox="0 0 1146 610" svg:d="M6 610c242 0 1140-254 1140-407 0-152-22-203-264-203 0 153-967 102-876 610z">
              <text:p/>
            </draw:path>
            <draw:g>
              <draw:polygon draw:style-name="gr17" draw:text-style-name="P3" draw:layer="layout" svg:width="3.782cm" svg:height="2.186cm" svg:x="3.073cm" svg:y="6.361cm" svg:viewBox="0 0 3783 2187" draw:points="2815,2187 0,559 968,0 3783,1627">
                <text:p/>
              </draw:polygon>
              <draw:polygon draw:style-name="gr18" draw:text-style-name="P7" draw:layer="layout" svg:width="2.55cm" svg:height="1.474cm" svg:x="3.337cm" svg:y="6.513cm" svg:viewBox="0 0 2551 1475" draw:points="0,407 704,0 2551,1068 1848,1475">
                <text:p/>
              </draw:polygon>
              <draw:polygon draw:style-name="gr19" draw:text-style-name="P7" draw:layer="layout" svg:width="1.231cm" svg:height="0.711cm" svg:x="5.36cm" svg:y="7.683cm" svg:viewBox="0 0 1232 712" draw:points="0,407 704,0 1232,305 528,712">
                <text:p/>
              </draw:polygon>
              <draw:polygon draw:style-name="gr20" draw:text-style-name="P4" draw:layer="layout" svg:width="0.967cm" svg:height="0.762cm" svg:x="5.888cm" svg:y="7.988cm" svg:viewBox="0 0 968 763" draw:points="0,763 0,559 968,0 968,203">
                <text:p/>
              </draw:polygon>
              <draw:line draw:style-name="gr21" draw:text-style-name="P8" draw:layer="layout" svg:x1="3.513cm" svg:y1="6.818cm" svg:x2="5.361cm" svg:y2="7.886cm">
                <text:p/>
              </draw:line>
              <draw:line draw:style-name="gr22" draw:text-style-name="P8" draw:layer="layout" svg:x1="3.689cm" svg:y1="6.717cm" svg:x2="5.537cm" svg:y2="7.785cm">
                <text:p/>
              </draw:line>
              <draw:line draw:style-name="gr23" draw:text-style-name="P8" draw:layer="layout" svg:x1="3.865cm" svg:y1="6.615cm" svg:x2="5.713cm" svg:y2="7.683cm">
                <text:p/>
              </draw:line>
              <draw:line draw:style-name="gr24" draw:text-style-name="P8" draw:layer="layout" svg:x1="5.536cm" svg:y1="7.582cm" svg:x2="5.712cm" svg:y2="7.48cm">
                <text:p/>
              </draw:line>
              <draw:line draw:style-name="gr25" draw:text-style-name="P8" draw:layer="layout" svg:x1="5.36cm" svg:y1="7.48cm" svg:x2="5.536cm" svg:y2="7.378cm">
                <text:p/>
              </draw:line>
              <draw:line draw:style-name="gr26" draw:text-style-name="P8" draw:layer="layout" svg:x1="5.184cm" svg:y1="7.378cm" svg:x2="5.36cm" svg:y2="7.276cm">
                <text:p/>
              </draw:line>
              <draw:line draw:style-name="gr27" draw:text-style-name="P8" draw:layer="layout" svg:x1="5.272cm" svg:y1="7.632cm" svg:x2="5.448cm" svg:y2="7.53cm">
                <text:p/>
              </draw:line>
              <draw:line draw:style-name="gr28" draw:text-style-name="P8" draw:layer="layout" svg:x1="5.097cm" svg:y1="7.531cm" svg:x2="5.273cm" svg:y2="7.429cm">
                <text:p/>
              </draw:line>
              <draw:line draw:style-name="gr29" draw:text-style-name="P8" draw:layer="layout" svg:x1="4.921cm" svg:y1="7.429cm" svg:x2="5.097cm" svg:y2="7.327cm">
                <text:p/>
              </draw:line>
              <draw:line draw:style-name="gr30" draw:text-style-name="P8" draw:layer="layout" svg:x1="5.009cm" svg:y1="7.276cm" svg:x2="5.185cm" svg:y2="7.174cm">
                <text:p/>
              </draw:line>
              <draw:line draw:style-name="gr31" draw:text-style-name="P8" draw:layer="layout" svg:x1="4.745cm" svg:y1="7.327cm" svg:x2="4.921cm" svg:y2="7.225cm">
                <text:p/>
              </draw:line>
              <draw:line draw:style-name="gr32" draw:text-style-name="P8" draw:layer="layout" svg:x1="4.833cm" svg:y1="7.175cm" svg:x2="5.009cm" svg:y2="7.073cm">
                <text:p/>
              </draw:line>
              <draw:line draw:style-name="gr33" draw:text-style-name="P8" draw:layer="layout" svg:x1="4.657cm" svg:y1="7.073cm" svg:x2="4.833cm" svg:y2="6.971cm">
                <text:p/>
              </draw:line>
              <draw:line draw:style-name="gr34" draw:text-style-name="P8" draw:layer="layout" svg:x1="4.481cm" svg:y1="6.971cm" svg:x2="4.657cm" svg:y2="6.869cm">
                <text:p/>
              </draw:line>
              <draw:line draw:style-name="gr35" draw:text-style-name="P8" draw:layer="layout" svg:x1="4.569cm" svg:y1="7.226cm" svg:x2="4.745cm" svg:y2="7.124cm">
                <text:p/>
              </draw:line>
              <draw:line draw:style-name="gr36" draw:text-style-name="P8" draw:layer="layout" svg:x1="4.393cm" svg:y1="7.124cm" svg:x2="4.569cm" svg:y2="7.022cm">
                <text:p/>
              </draw:line>
              <draw:line draw:style-name="gr37" draw:text-style-name="P8" draw:layer="layout" svg:x1="4.217cm" svg:y1="7.022cm" svg:x2="4.393cm" svg:y2="6.92cm">
                <text:p/>
              </draw:line>
              <draw:line draw:style-name="gr38" draw:text-style-name="P8" draw:layer="layout" svg:x1="4.305cm" svg:y1="6.87cm" svg:x2="4.481cm" svg:y2="6.768cm">
                <text:p/>
              </draw:line>
              <draw:line draw:style-name="gr39" draw:text-style-name="P8" draw:layer="layout" svg:x1="4.041cm" svg:y1="6.92cm" svg:x2="4.217cm" svg:y2="6.818cm">
                <text:p/>
              </draw:line>
              <draw:line draw:style-name="gr40" draw:text-style-name="P8" draw:layer="layout" svg:x1="4.129cm" svg:y1="6.768cm" svg:x2="4.305cm" svg:y2="6.666cm">
                <text:p/>
              </draw:line>
              <draw:line draw:style-name="gr41" draw:text-style-name="P8" draw:layer="layout" svg:x1="3.953cm" svg:y1="6.666cm" svg:x2="4.129cm" svg:y2="6.564cm">
                <text:p/>
              </draw:line>
              <draw:line draw:style-name="gr42" draw:text-style-name="P8" draw:layer="layout" svg:x1="3.865cm" svg:y1="6.819cm" svg:x2="4.041cm" svg:y2="6.717cm">
                <text:p/>
              </draw:line>
              <draw:line draw:style-name="gr43" draw:text-style-name="P8" draw:layer="layout" svg:x1="5.009cm" svg:y1="7.683cm" svg:x2="5.185cm" svg:y2="7.581cm">
                <text:p/>
              </draw:line>
              <draw:line draw:style-name="gr44" draw:text-style-name="P8" draw:layer="layout" svg:x1="4.833cm" svg:y1="7.582cm" svg:x2="5.009cm" svg:y2="7.48cm">
                <text:p/>
              </draw:line>
              <draw:line draw:style-name="gr45" draw:text-style-name="P8" draw:layer="layout" svg:x1="4.657cm" svg:y1="7.48cm" svg:x2="4.833cm" svg:y2="7.378cm">
                <text:p/>
              </draw:line>
              <draw:line draw:style-name="gr46" draw:text-style-name="P8" draw:layer="layout" svg:x1="4.569cm" svg:y1="7.632cm" svg:x2="4.745cm" svg:y2="7.53cm">
                <text:p/>
              </draw:line>
              <draw:line draw:style-name="gr47" draw:text-style-name="P8" draw:layer="layout" svg:x1="4.393cm" svg:y1="7.531cm" svg:x2="4.569cm" svg:y2="7.429cm">
                <text:p/>
              </draw:line>
              <draw:line draw:style-name="gr48" draw:text-style-name="P8" draw:layer="layout" svg:x1="4.481cm" svg:y1="7.378cm" svg:x2="4.657cm" svg:y2="7.276cm">
                <text:p/>
              </draw:line>
              <draw:line draw:style-name="gr49" draw:text-style-name="P8" draw:layer="layout" svg:x1="4.305cm" svg:y1="7.276cm" svg:x2="4.481cm" svg:y2="7.174cm">
                <text:p/>
              </draw:line>
              <draw:line draw:style-name="gr50" draw:text-style-name="P8" draw:layer="layout" svg:x1="4.129cm" svg:y1="7.175cm" svg:x2="4.305cm" svg:y2="7.073cm">
                <text:p/>
              </draw:line>
              <draw:line draw:style-name="gr51" draw:text-style-name="P8" draw:layer="layout" svg:x1="3.953cm" svg:y1="7.073cm" svg:x2="4.129cm" svg:y2="6.971cm">
                <text:p/>
              </draw:line>
              <draw:line draw:style-name="gr52" draw:text-style-name="P8" draw:layer="layout" svg:x1="3.689cm" svg:y1="7.124cm" svg:x2="3.865cm" svg:y2="7.022cm">
                <text:p/>
              </draw:line>
              <draw:line draw:style-name="gr53" draw:text-style-name="P8" draw:layer="layout" svg:x1="3.777cm" svg:y1="6.971cm" svg:x2="3.953cm" svg:y2="6.869cm">
                <text:p/>
              </draw:line>
              <draw:line draw:style-name="gr54" draw:text-style-name="P8" draw:layer="layout" svg:x1="3.513cm" svg:y1="7.022cm" svg:x2="3.689cm" svg:y2="6.92cm">
                <text:p/>
              </draw:line>
              <draw:line draw:style-name="gr55" draw:text-style-name="P8" draw:layer="layout" svg:x1="4.921cm" svg:y1="7.836cm" svg:x2="5.097cm" svg:y2="7.734cm">
                <text:p/>
              </draw:line>
              <draw:line draw:style-name="gr56" draw:text-style-name="P8" draw:layer="layout" svg:x1="4.745cm" svg:y1="7.734cm" svg:x2="4.921cm" svg:y2="7.632cm">
                <text:p/>
              </draw:line>
              <draw:line draw:style-name="gr57" draw:text-style-name="P8" draw:layer="layout" svg:x1="5.536cm" svg:y1="8.192cm" svg:x2="6.24cm" svg:y2="7.785cm">
                <text:p/>
              </draw:line>
              <draw:line draw:style-name="gr58" draw:text-style-name="P8" draw:layer="layout" svg:x1="5.712cm" svg:y1="8.293cm" svg:x2="6.416cm" svg:y2="7.886cm">
                <text:p/>
              </draw:line>
              <draw:line draw:style-name="gr59" draw:text-style-name="P8" draw:layer="layout" svg:x1="5.888cm" svg:y1="7.785cm" svg:x2="6.416cm" svg:y2="8.09cm">
                <text:p/>
              </draw:line>
              <draw:line draw:style-name="gr60" draw:text-style-name="P8" draw:layer="layout" svg:x1="5.712cm" svg:y1="7.886cm" svg:x2="6.24cm" svg:y2="8.191cm">
                <text:p/>
              </draw:line>
              <draw:line draw:style-name="gr61" draw:text-style-name="P8" draw:layer="layout" svg:x1="5.536cm" svg:y1="7.988cm" svg:x2="5.888cm" svg:y2="8.191cm">
                <text:p/>
              </draw:line>
              <draw:polygon draw:style-name="gr62" draw:text-style-name="P2" draw:layer="layout" svg:width="2.814cm" svg:height="1.83cm" svg:x="3.073cm" svg:y="6.92cm" svg:viewBox="0 0 2815 1831" draw:points="0,203 0,0 2815,1627 2815,1831">
                <text:p/>
              </draw:polygon>
              <draw:polygon draw:style-name="gr63" draw:text-style-name="P5" draw:layer="layout" svg:width="3.782cm" svg:height="2.389cm" svg:x="3.073cm" svg:y="6.361cm" svg:viewBox="0 0 3783 2390" draw:points="968,0 3783,1627 3783,1831 2815,2390 0,763 0,559">
                <text:p/>
              </draw:polygon>
            </draw:g>
          </draw:g>
        </draw:g>
        <draw:frame draw:style-name="gr64" draw:text-style-name="P9" draw:layer="layout" svg:width="6.989cm" svg:height="1.877cm" draw:transform="rotate (1.57673044625168) translate (12.623cm 9.5cm)">
          <draw:image xlink:href="Pictures/10000000000003E8000001C4E7EADF56DC992D04.png" xlink:type="simple" xlink:show="embed" xlink:actuate="onLoad" draw:mime-type="image/png">
            <text:p/>
          </draw:image>
        </draw:frame>
        <draw:custom-shape draw:style-name="gr65" draw:text-style-name="P10" draw:layer="layout" svg:width="6.25cm" svg:height="0.5cm" svg:x="7.25cm" svg:y="6.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6" draw:text-style-name="P11" draw:layer="layout" svg:width="3cm" svg:height="1cm" svg:x="8.75cm" svg:y="5.75cm">
          <draw:text-box>
            <text:p>Ethernet</text:p>
          </draw:text-box>
        </draw:frame>
        <draw:frame draw:style-name="gr67" draw:text-style-name="P9" draw:layer="layout" svg:width="18.999cm" svg:height="15.363cm" svg:x="1cm" svg:y="12.637cm">
          <draw:image xlink:href="Pictures/10000000000003F60000033447963C26DDC41578.png" xlink:type="simple" xlink:show="embed" xlink:actuate="onLoad" draw:mime-type="image/png">
            <text:p/>
          </draw:image>
        </draw:frame>
        <draw:line draw:style-name="gr68" draw:text-style-name="P12" draw:layer="layout" svg:x1="2.75cm" svg:y1="16.75cm" svg:x2="6.75cm" svg:y2="20cm">
          <text:p/>
        </draw:line>
        <draw:line draw:style-name="gr69" draw:text-style-name="P12" draw:layer="layout" svg:x1="7.5cm" svg:y1="22cm" svg:x2="10.19cm" svg:y2="24.326cm">
          <text:p/>
        </draw:line>
        <draw:line draw:style-name="gr70" draw:text-style-name="P12" draw:layer="layout" svg:x1="9.75cm" svg:y1="21.25cm" svg:x2="13.75cm" svg:y2="24.25cm">
          <text:p/>
        </draw:line>
        <draw:custom-shape draw:style-name="gr71" draw:text-style-name="P13" draw:layer="layout" svg:width="1.75cm" svg:height="1cm" svg:x="6.25cm" svg:y="2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4.5cm" svg:height="1.25cm" svg:x="1.5cm" svg:y="15.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3" draw:layer="layout" svg:width="2.75cm" svg:height="0.25cm" svg:x="9.5cm" svg:y="2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frame draw:style-name="gr74" draw:text-style-name="P9" draw:layer="layout" svg:width="18.499cm" svg:height="14.699cm" svg:x="1.25cm" svg:y="14cm">
          <draw:image xlink:href="Pictures/10000000000003410000029A4BE16085BD1CD3C8.png" xlink:type="simple" xlink:show="embed" xlink:actuate="onLoad" draw:mime-type="image/png">
            <text:p/>
          </draw:image>
        </draw:frame>
        <draw:custom-shape draw:style-name="gr75" draw:text-style-name="P14" draw:layer="layout" svg:width="3.75cm" svg:height="1.75cm" svg:x="5.75cm" svg:y="27.2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frame draw:style-name="gr76" draw:text-style-name="P9" draw:layer="layout" svg:width="17.749cm" svg:height="17.249cm" svg:x="1.25cm" svg:y="1.75cm">
          <draw:image xlink:href="Pictures/100000000000036D0000033B70E01D5E251B443E.png" xlink:type="simple" xlink:show="embed" xlink:actuate="onLoad" draw:mime-type="image/png">
            <text:p text:style-name="P9"/>
          </draw:image>
        </draw:frame>
      </draw:page>
      <draw:page draw:name="page4" draw:style-name="dp1" draw:master-page-name="Обычный">
        <draw:frame draw:style-name="gr67" draw:text-style-name="P9" draw:layer="layout" svg:width="18.469cm" svg:height="14.844cm" svg:x="1.401cm" svg:y="5.013cm">
          <draw:image xlink:href="Pictures/10000000000002BA00000231D10B325D80828B41.png" xlink:type="simple" xlink:show="embed" xlink:actuate="onLoad" draw:mime-type="image/png">
            <text:p/>
          </draw:image>
        </draw:frame>
      </draw:page>
      <draw:page draw:name="page5" draw:style-name="dp1" draw:master-page-name="Обычный">
        <draw:frame draw:style-name="gr67" draw:text-style-name="P9" draw:layer="layout" svg:width="13.785cm" svg:height="9.26cm" svg:x="3.25cm" svg:y="2.24cm">
          <draw:image xlink:href="Pictures/10000000000002090000015E63AB3DA7329284A6.png" xlink:type="simple" xlink:show="embed" xlink:actuate="onLoad" draw:mime-type="image/png">
            <text:p/>
          </draw:image>
        </draw:frame>
        <draw:frame draw:style-name="gr67" draw:text-style-name="P9" draw:layer="layout" svg:width="10.45cm" svg:height="11.852cm" svg:x="3.75cm" svg:y="11.898cm">
          <draw:image xlink:href="Pictures/100000000000018B000001C07412E29DD7045538.png" xlink:type="simple" xlink:show="embed" xlink:actuate="onLoad" draw:mime-type="image/png">
            <text:p/>
          </draw:image>
        </draw:frame>
      </draw:page>
      <draw:page draw:name="page6" draw:style-name="dp1" draw:master-page-name="Обычный">
        <draw:frame draw:style-name="gr67" draw:text-style-name="P9" draw:layer="layout" svg:width="12.409cm" svg:height="16.855cm" svg:x="4.431cm" svg:y="4.007cm">
          <draw:image xlink:href="Pictures/10000000000001D50000027D5705398E6E3B1EC7.png" xlink:type="simple" xlink:show="embed" xlink:actuate="onLoad" draw:mime-type="image/png">
            <text:p/>
          </draw:image>
        </draw:frame>
      </draw:page>
      <draw:page draw:name="page7" draw:style-name="dp1" draw:master-page-name="Обычный">
        <draw:frame draw:style-name="gr67" draw:text-style-name="P9" draw:layer="layout" svg:width="16.337cm" svg:height="15.34cm" svg:x="2.413cm" svg:y="2.5cm">
          <draw:image xlink:href="Pictures/10000000000003550000032178A2C9E2C43B8595.png" xlink:type="simple" xlink:show="embed" xlink:actuate="onLoad" draw:mime-type="image/png">
            <text:p/>
          </draw:image>
        </draw:frame>
      </draw:page>
      <draw:page draw:name="page8" draw:style-name="dp1" draw:master-page-name="Обычный">
        <draw:frame draw:style-name="gr67" draw:text-style-name="P9" draw:layer="layout" svg:width="18.999cm" svg:height="19.718cm" svg:x="1.001cm" svg:y="1.5cm">
          <draw:image xlink:href="Pictures/10000000000002E40000030011E96ABAA48647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180deg" draw:border="10%"/>
    <draw:gradient draw:name="Dark_20_Grey_20_Linear_20_T" draw:display-name="Dark Grey Linear T" draw:style="linear" draw:start-color="#333333" draw:end-color="#999999" draw:start-intensity="100%" draw:end-intensity="100%" draw:angle="0deg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deg" draw:border="0%"/>
    <draw:gradient draw:name="Light_20_Blue_20_Linear_20_L" draw:display-name="Light Blue Linear L" draw:style="linear" draw:start-color="#93d4f0" draw:end-color="#e9f6fc" draw:start-intensity="100%" draw:end-intensity="100%" draw:angle="180deg" draw:border="1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4T16:29:39.491746423</meta:creation-date>
    <dc:date>2024-06-04T17:52:17.253342569</dc:date>
    <meta:editing-duration>PT10M6S</meta:editing-duration>
    <meta:editing-cycles>1</meta:editing-cycles>
    <meta:document-statistic meta:object-count="89"/>
    <meta:generator>LibreOffice/7.3.7.2$Linux_X86_64 LibreOffice_project/30$Build-2</meta:generator>
  </office:meta>
</office:document-meta>
</file>